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ERICK GONZAL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ARTA ZAMATA, URIEL FRANCLE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U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RTA ZAMATA, URIEL FRANCLE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9124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9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3T23:20:1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